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Build Your Own Filters with WebAssembly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ate of WASM filt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t prod ready!</text:p>
              </text:list-item>
              <text:list-item>
                <text:p>ABI still in development</text:p>
              </text:list-item>
              <text:list-item>
                <text:p>https://www.solo.io/blog/the-state-of-webassembly-in-envoy-proxy/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tr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un code on the data path</text:p>
              </text:list-item>
              <text:list-item>
                <text:p>Dynamically loaded</text:p>
              </text:list-item>
              <text:list-item>
                <text:p>Multi-languag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B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ASM is a purely computational</text:p>
              </text:list-item>
              <text:list-item>
                <text:p>Application Binary Interface</text:p>
              </text:list-item>
              <text:list-item>
                <text:p><text:a xlink:href="https://github.com/proxy-wasm/spec/tree/master/abi-versions/vNEXT" xlink:type="simple">https://github.com/proxy-wasm/spec/tree/master/abi-versions/vNEXT</text:a></text:p>
              </text:list-item>
              <text:list-item>
                <text:p>Semantics</text:p>
              </text:list-item>
              <text:list-item>
                <text:p>I/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ets look at some cod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09:22:59.820407271</meta:creation-date>
    <dc:date>2020-09-29T09:37:03.123191057</dc:date>
    <meta:editing-duration>PT3M53S</meta:editing-duration>
    <meta:editing-cycles>1</meta:editing-cycles>
    <meta:generator>LibreOffice/6.4.6.2$Linux_X86_64 LibreOffice_project/40$Build-2</meta:generator>
    <meta:document-statistic meta:object-count="41"/>
  </office:meta>
</office:document-meta>
</file>